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b9c45" officeooo:paragraph-rsid="000b9c45"/>
    </style:style>
    <style:style style:name="P2" style:family="paragraph" style:parent-style-name="Standard" style:list-style-name="L1">
      <style:text-properties officeooo:rsid="000c9a55" officeooo:paragraph-rsid="000c9a55"/>
    </style:style>
    <style:style style:name="P3" style:family="paragraph" style:parent-style-name="Standard" style:list-style-name="L1">
      <style:text-properties officeooo:rsid="000de0c8" officeooo:paragraph-rsid="000de0c8"/>
    </style:style>
    <style:style style:name="P4" style:family="paragraph" style:parent-style-name="Standard" style:list-style-name="L1">
      <style:text-properties officeooo:rsid="00106bf7" officeooo:paragraph-rsid="00106bf7"/>
    </style:style>
    <style:style style:name="P5" style:family="paragraph" style:parent-style-name="Standard" style:list-style-name="L1">
      <style:text-properties officeooo:rsid="00117d16" officeooo:paragraph-rsid="00117d16"/>
    </style:style>
    <style:style style:name="P6" style:family="paragraph" style:parent-style-name="Standard" style:list-style-name="L1">
      <style:text-properties officeooo:rsid="00154076" officeooo:paragraph-rsid="00154076"/>
    </style:style>
    <style:style style:name="P7" style:family="paragraph" style:parent-style-name="Standard" style:list-style-name="L1">
      <style:text-properties officeooo:rsid="0015e55f" officeooo:paragraph-rsid="0015e55f"/>
    </style:style>
    <style:style style:name="P8" style:family="paragraph" style:parent-style-name="Standard" style:list-style-name="L1">
      <style:text-properties officeooo:rsid="00177c66" officeooo:paragraph-rsid="00177c66"/>
    </style:style>
    <style:style style:name="P9" style:family="paragraph" style:parent-style-name="Standard" style:list-style-name="L1">
      <style:text-properties officeooo:rsid="001a07dd" officeooo:paragraph-rsid="001a07dd"/>
    </style:style>
    <style:style style:name="P10" style:family="paragraph" style:parent-style-name="Standard" style:list-style-name="L1">
      <style:text-properties officeooo:rsid="001b65f7" officeooo:paragraph-rsid="001b65f7"/>
    </style:style>
    <style:style style:name="P11" style:family="paragraph" style:parent-style-name="Standard" style:list-style-name="L1">
      <style:text-properties officeooo:rsid="00225b77" officeooo:paragraph-rsid="00225b77"/>
    </style:style>
    <style:style style:name="T1" style:family="text">
      <style:text-properties officeooo:rsid="000f4252"/>
    </style:style>
    <style:style style:name="T2" style:family="text">
      <style:text-properties officeooo:rsid="001d6759"/>
    </style:style>
    <style:style style:name="T3" style:family="text">
      <style:text-properties officeooo:rsid="001e95e8"/>
    </style:style>
    <style:style style:name="T4" style:family="text">
      <style:text-properties officeooo:rsid="002085d4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LFELDIGE NOTATER </text:p>
      <text:p text:style-name="P1"/>
      <text:p text:style-name="P1"/>
      <text:list xml:id="list7371561436238513196" text:style-name="L1">
        <text:list-item>
          <text:p text:style-name="P2">One-hot coding: Kun en av verdiene har lov til å være sann på en gang </text:p>
          <text:list>
            <text:list-item>
              <text:p text:style-name="P3">Dette krever at alle outputsene summerer opp til 1.</text:p>
              <text:list>
                <text:list-item>
                  <text:p text:style-name="P3">Siden <text:span text:style-name="T1">hver output representerer </text:span>«Sannsynlighet<text:span text:style-name="T1">en» for at det er en spesifikk ting.</text:span></text:p>
                </text:list-item>
                <text:list-item>
                  <text:p text:style-name="P4">Det er derfor vi ender opp med å bruke softmax-outputen for dette. </text:p>
                  <text:list>
                    <text:list-item>
                      <text:p text:style-name="P4">Tar inn verdier mellom 0 og 1</text:p>
                    </text:list-item>
                    <text:list-item>
                      <text:p text:style-name="P4">Gir ut verdier mellom 0 og 1, som summerer opp til 1 </text:p>
                    </text:list-item>
                    <text:list-item>
                      <text:p text:style-name="P5">Den eksponensielle delen gjør den «Mer aggresiv»?</text:p>
                    </text:list-item>
                    <text:list-item>
                      <text:p text:style-name="P7">Vi skal utlede softmax som optimal multi-class output?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Cross-entropy error function </text:p>
          <text:list>
            <text:list-item>
              <text:p text:style-name="P8"><draw:frame draw:style-name="fr1" draw:name="Object1" text:anchor-type="as-char" svg:y="-0.2228in" svg:width="1.9665in" svg:height="0.3189in" draw:z-index="0"><draw:object xlink:href="./Object 1" xlink:type="simple" xlink:show="embed" xlink:actuate="onLoad"/><draw:image xlink:href="./ObjectReplacements/Object 1" xlink:type="simple" xlink:show="embed" xlink:actuate="onLoad"/></draw:frame></text:p>
              <text:list>
                <text:list-item>
                  <text:p text:style-name="P9">Parameteren er alle vektene på alle lagene</text:p>
                </text:list-item>
                <text:list-item>
                  <text:p text:style-name="P10">Vi vil minimere denne funksjonen under contarainten <draw:frame draw:style-name="fr1" draw:name="Object2" text:anchor-type="as-char" svg:y="-0.2228in" svg:width="0.8728in" svg:height="0.3154in" draw:z-index="1"><draw:object xlink:href="./Object 2" xlink:type="simple" xlink:show="embed" xlink:actuate="onLoad"/><draw:image xlink:href="./ObjectReplacements/Object 2" xlink:type="simple" xlink:show="embed" xlink:actuate="onLoad"/></draw:frame></text:p>
                </text:list-item>
                <text:list-item>
                  <text:p text:style-name="P10"><draw:frame draw:style-name="fr1" draw:name="Object3" text:anchor-type="as-char" svg:y="-0.1484in" svg:width="0.1957in" svg:height="0.1839in" draw:z-index="2"><draw:object xlink:href="./Object 3" xlink:type="simple" xlink:show="embed" xlink:actuate="onLoad"/><draw:image xlink:href="./ObjectReplacements/Object 3" xlink:type="simple" xlink:show="embed" xlink:actuate="onLoad"/></draw:frame><text:span text:style-name="T2">Target output. </text:span></text:p>
                </text:list-item>
                <text:list-item>
                  <text:p text:style-name="P10"><draw:frame draw:style-name="fr1" draw:name="Object4" text:anchor-type="as-char" svg:y="-0.1484in" svg:width="0.228in" svg:height="0.1839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3">Input</text:span></text:p>
                </text:list-item>
                <text:list-item>
                  <text:p text:style-name="P10"><draw:frame draw:style-name="fr1" draw:name="Object5" text:anchor-type="as-char" svg:y="-0.1807in" svg:width="0.2417in" svg:height="0.2165in" draw:z-index="4"><draw:object xlink:href="./Object 5" xlink:type="simple" xlink:show="embed" xlink:actuate="onLoad"/><draw:image xlink:href="./ObjectReplacements/Object 5" xlink:type="simple" xlink:show="embed" xlink:actuate="onLoad"/></draw:frame><text:span text:style-name="T4">Output fra nettet (Sannsynligheter)</text:span></text:p>
                  <text:list>
                    <text:list-item>
                      <text:p text:style-name="P11">Vi lager predicted labels <draw:frame draw:style-name="fr1" draw:name="Object6" text:anchor-type="as-char" svg:y="-0.1807in" svg:width="0.1957in" svg:height="0.2165in" draw:z-index="5"><draw:object xlink:href="./Object 6" xlink:type="simple" xlink:show="embed" xlink:actuate="onLoad"/><draw:image xlink:href="./ObjectReplacements/Object 6" xlink:type="simple" xlink:show="embed" xlink:actuate="onLoad"/></draw:frame>, bassert på disse sannsynlighetene</text:p>
                    </text:list-item>
                  </text:list>
                </text:list-item>
                <text:list-item>
                  <text:p text:style-name="P11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4:17:31.642439372</meta:creation-date>
    <meta:generator>LibreOffice/5.1.6.2$Linux_X86_64 LibreOffice_project/10m0$Build-2</meta:generator>
    <dc:date>2019-03-17T14:44:46.558898629</dc:date>
    <meta:editing-duration>PT27M5S</meta:editing-duration>
    <meta:editing-cycles>21</meta:editing-cycles>
    <meta:document-statistic meta:table-count="0" meta:image-count="0" meta:object-count="6" meta:page-count="1" meta:paragraph-count="18" meta:word-count="134" meta:character-count="731" meta:non-whitespace-character-count="622"/>
  </office:meta>
</office:document-meta>
</file>

<file path=Object 1/content.xml><?xml version="1.0" encoding="utf-8"?>
<math xmlns="http://www.w3.org/1998/Math/MathML" display="block">
  <semantics>
    <mrow>
      <mi>E</mi>
      <mrow>
        <mrow>
          <mo fence="true" stretchy="false">(</mo>
          <mrow>
            <mstyle mathvariant="bold">
              <mi>w</mi>
            </mstyle>
          </mrow>
          <mo fence="true" stretchy="false">)</mo>
        </mrow>
        <mo stretchy="false">=</mo>
        <mrow>
          <mo stretchy="false">−</mo>
          <mrow>
            <msubsup>
              <mo stretchy="false">∑</mo>
              <mrow>
                <mi>k</mi>
                <mo stretchy="false">=</mo>
                <mn>1</mn>
              </mrow>
              <mi>k</mi>
            </msubsup>
            <mrow>
              <msub>
                <mo stretchy="false">∑</mo>
                <mi mathvariant="normal">μ</mi>
              </msub>
              <mrow>
                <mo fence="true" stretchy="false">[</mo>
                <mrow>
                  <mrow>
                    <msubsup>
                      <mi>t</mi>
                      <mi>k</mi>
                      <mi mathvariant="normal">μ</mi>
                    </msubsup>
                    <mi>ln</mi>
                    <mover accent="true">
                      <msubsup>
                        <mi>y</mi>
                        <mi>k</mi>
                        <mi mathvariant="normal">μ</mi>
                      </msubsup>
                      <mo stretchy="false">^</mo>
                    </mover>
                  </mrow>
                </mrow>
                <mo fence="true" stretchy="false">]</mo>
              </mrow>
            </mrow>
          </mrow>
        </mrow>
      </mrow>
    </mrow>
    <annotation encoding="StarMath 5.0">E( bold w )= - sum^k_{k=1} sum_{%mu} [ t^%mu_k ln hat y^%mu_k ]</annotation>
  </semantics>
</math>
</file>

<file path=Object 2/content.xml><?xml version="1.0" encoding="utf-8"?>
<math xmlns="http://www.w3.org/1998/Math/MathML" display="block">
  <semantics>
    <mrow>
      <mrow>
        <msubsup>
          <mo stretchy="false">∑</mo>
          <mrow>
            <mi>k</mi>
            <mo stretchy="false">=</mo>
            <mn>1</mn>
          </mrow>
          <mi>K</mi>
        </msubsup>
        <mover accent="true">
          <msubsup>
            <mi>y</mi>
            <mi>k</mi>
            <mi mathvariant="normal">μ</mi>
          </msubsup>
          <mo stretchy="false">^</mo>
        </mover>
      </mrow>
      <mo stretchy="false">=</mo>
      <mn>1</mn>
    </mrow>
    <annotation encoding="StarMath 5.0">sum_{ k=1 }^K hat y_k^%mu = 1 </annotation>
  </semantics>
</math>
</file>

<file path=Object 3/content.xml><?xml version="1.0" encoding="utf-8"?>
<math xmlns="http://www.w3.org/1998/Math/MathML" display="block">
  <semantics>
    <msup>
      <mi>t</mi>
      <mi mathvariant="normal">μ</mi>
    </msup>
    <annotation encoding="StarMath 5.0">t^%mu</annotation>
  </semantics>
</math>
</file>

<file path=Object 4/content.xml><?xml version="1.0" encoding="utf-8"?>
<math xmlns="http://www.w3.org/1998/Math/MathML" display="block">
  <semantics>
    <msup>
      <mi>x</mi>
      <mi mathvariant="normal">μ</mi>
    </msup>
    <annotation encoding="StarMath 5.0">x^%mu</annotation>
  </semantics>
</math>
</file>

<file path=Object 5/content.xml><?xml version="1.0" encoding="utf-8"?>
<math xmlns="http://www.w3.org/1998/Math/MathML" display="block">
  <semantics>
    <mover accent="true">
      <msup>
        <mi>y</mi>
        <mi mathvariant="normal">μ</mi>
      </msup>
      <mo stretchy="false">^</mo>
    </mover>
    <annotation encoding="StarMath 5.0">hat y^%mu </annotation>
  </semantics>
</math>
</file>

<file path=Object 6/content.xml><?xml version="1.0" encoding="utf-8"?>
<math xmlns="http://www.w3.org/1998/Math/MathML" display="block">
  <semantics>
    <mover accent="true">
      <msup>
        <mi>t</mi>
        <mi mathvariant="normal">μ</mi>
      </msup>
      <mo stretchy="false">^</mo>
    </mover>
    <annotation encoding="StarMath 5.0">hat t^%mu</annotation>
  </semantics>
</math>
</file>